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cm" svg:height="0.9cm" svg:x="10.5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9cm" svg:height="0.9cm" svg:x="10.5cm" svg:y="9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7.1cm" svg:height="7cm" svg:x="7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6.4cm" svg:height="16.5cm" svg:x="2.6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2.191cm" svg:height="1.673cm" svg:x="12cm" svg:y="14.6cm">
          <draw:text-box>
            <text:p>Robot</text:p>
            <text:p><text:s text:c="3"/>A</text:p>
          </draw:text-box>
        </draw:frame>
        <draw:frame draw:style-name="gr4" draw:layer="layout" svg:width="2.191cm" svg:height="1.673cm" svg:x="11.8cm" svg:y="9.2cm">
          <draw:text-box>
            <text:p>Robot</text:p>
            <text:p><text:s text:c="4"/>B</text:p>
          </draw:text-box>
        </draw:frame>
        <draw:frame draw:style-name="gr4" draw:layer="layout" svg:width="2.928cm" svg:height="3.095cm" svg:x="4.308cm" svg:y="13.305cm">
          <draw:text-box>
            <text:p>Signal </text:p>
            <text:p>strength</text:p>
            <text:p>starts</text:p>
            <text:p>reducing</text:p>
          </draw:text-box>
        </draw:frame>
        <draw:frame draw:style-name="gr4" draw:layer="layout" svg:width="5.078cm" svg:height="2.384cm" svg:x="8.6cm" svg:y="4.2cm">
          <draw:text-box>
            <text:p>Maximum</text:p>
            <text:p>communications</text:p>
            <text:p>ran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1T12:02:45.006000000</meta:creation-date>
    <dc:date>2015-09-21T12:08:00.678000000</dc:date>
    <meta:editing-duration>P0D</meta:editing-duration>
    <meta:editing-cycles>1</meta:editing-cycles>
    <meta:document-statistic meta:object-count="8"/>
    <meta:generator>LibreOffice/4.2.0.4$Windows_x86 LibreOffice_project/05dceb5d363845f2cf968344d7adab8dcfb2ba71</meta:generator>
  </office:meta>
</office:document-meta>
</file>